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04912" officeooo:paragraph-rsid="00004912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04912" officeooo:paragraph-rsid="00004912"/>
    </style:style>
    <style:style style:name="P3" style:family="paragraph" style:parent-style-name="Standard">
      <style:paragraph-properties fo:text-align="start" style:justify-single-word="false"/>
      <style:text-properties style:font-name="Arial" fo:font-style="normal" style:text-underline-style="solid" style:text-underline-width="auto" style:text-underline-color="font-color" officeooo:rsid="00004912" officeooo:paragraph-rsid="00004912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style:text-underline-style="solid" style:text-underline-width="auto" style:text-underline-color="font-color" officeooo:rsid="0002ac96" officeooo:paragraph-rsid="0002ac96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tyle="normal" style:text-underline-style="solid" style:text-underline-width="auto" style:text-underline-color="font-color" officeooo:rsid="00058cfa" officeooo:paragraph-rsid="00058cfa" style:font-style-asian="normal" style:font-style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Arial" fo:font-style="normal" style:text-underline-style="solid" style:text-underline-width="auto" style:text-underline-color="font-color" officeooo:rsid="00058cfa" officeooo:paragraph-rsid="00058cfa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tyle="normal" style:text-underline-style="solid" style:text-underline-width="auto" style:text-underline-color="font-color" officeooo:rsid="0008b043" officeooo:paragraph-rsid="0008b04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tyle="normal" style:text-underline-style="solid" style:text-underline-width="auto" style:text-underline-color="font-color" officeooo:rsid="0009eef0" officeooo:paragraph-rsid="0009eef0" style:font-style-asian="normal" style:font-style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fo:font-style="normal" style:text-underline-style="solid" style:text-underline-width="auto" style:text-underline-color="font-color" officeooo:rsid="0009eef0" officeooo:paragraph-rsid="0009eef0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tyle="normal" style:text-underline-style="none" officeooo:rsid="00004912" officeooo:paragraph-rsid="00004912" style:font-style-asian="normal" style:font-style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Arial" fo:font-style="normal" style:text-underline-style="none" officeooo:rsid="00004912" officeooo:paragraph-rsid="00004912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tyle="normal" style:text-underline-style="none" officeooo:rsid="0002ac96" officeooo:paragraph-rsid="0002ac96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tyle="normal" style:text-underline-style="none" officeooo:rsid="0003fc7d" officeooo:paragraph-rsid="0003fc7d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tyle="normal" style:text-underline-style="none" officeooo:rsid="00058cfa" officeooo:paragraph-rsid="00058cfa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tyle="normal" style:text-underline-style="none" officeooo:rsid="00084924" officeooo:paragraph-rsid="00084924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style:text-underline-style="none" officeooo:rsid="0008b043" officeooo:paragraph-rsid="0008b043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style:text-underline-style="none" officeooo:rsid="0009eef0" officeooo:paragraph-rsid="0009eef0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tyle="normal" style:text-underline-style="none" officeooo:rsid="000a9919" officeooo:paragraph-rsid="000a9919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04912" officeooo:paragraph-rsid="00004912"/>
    </style:style>
    <style:style style:name="T1" style:family="text">
      <style:text-properties officeooo:rsid="0003fc7d"/>
    </style:style>
    <style:style style:name="T2" style:family="text">
      <style:text-properties officeooo:rsid="0006720e"/>
    </style:style>
    <style:style style:name="T3" style:family="text">
      <style:text-properties officeooo:rsid="000792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ase com</text:p>
      <text:p text:style-name="P19">Diapo SAE 126</text:p>
      <text:p text:style-name="P1"/>
      <text:p text:style-name="P2"/>
      <text:p text:style-name="P3">I. Condition</text:p>
      <text:p text:style-name="P3"/>
      <text:p text:style-name="P10">Date : mi-juin (12 ou 16)</text:p>
      <text:p text:style-name="P10"/>
      <text:p text:style-name="P10">Durée : 20-25 minutes</text:p>
      <text:p text:style-name="P10"/>
      <text:p text:style-name="P10">Jury : 2 enseignants</text:p>
      <text:p text:style-name="P10"/>
      <text:p text:style-name="P10"/>
      <text:p text:style-name="P3">II) Contenu de la soutenance</text:p>
      <text:p text:style-name="P3"/>
      <text:p text:style-name="P10">Axer sur les compétences informatiques</text:p>
      <text:p text:style-name="P10"><text:tab/>⇒ Essentiel mis en avant</text:p>
      <text:p text:style-name="P10"/>
      <text:p text:style-name="P10">Choix pour le développement</text:p>
      <text:p text:style-name="P10"><text:tab/>⇒ Pas nécessaire d’en parler</text:p>
      <text:p text:style-name="P10"/>
      <text:p text:style-name="P10">Prouver</text:p>
      <text:p text:style-name="P10"><text:tab/>⇒ Possession de compétence informatique</text:p>
      <text:p text:style-name="P10"><text:tab/>⇒ Capacité a cherché par vous-mêmes</text:p>
      <text:p text:style-name="P10"/>
      <text:p text:style-name="P10">Insister sur </text:p>
      <text:p text:style-name="P10"><text:tab/>⇒ Difficulté surmonté</text:p>
      <text:p text:style-name="P10"><text:tab/>⇒ Capacité à créer une IA efficace</text:p>
      <text:p text:style-name="P10"><text:tab/>⇒ Capacité à travailler en groupe sur un projet d’assez longue durée</text:p>
      <text:p text:style-name="P10"/>
      <text:p text:style-name="P3">III) Le plan demandé</text:p>
      <text:p text:style-name="P3"/>
      <text:p text:style-name="P10">Présenter</text:p>
      <text:p text:style-name="P10"><text:tab/>⇒ Titre en grand (nom du jeu)</text:p>
      <text:p text:style-name="P10"><text:tab/>⇒ Prénom et noms des étudiants</text:p>
      <text:p text:style-name="P10"><text:tab/>⇒ Prénoms et nos de vos tuteurs </text:p>
      <text:p text:style-name="P10"><text:tab/>⇒ Logo de l’IUT et du département</text:p>
      <text:p text:style-name="P10"><text:tab/>⇒ Année</text:p>
      <text:p text:style-name="P10"/>
      <text:p text:style-name="P10">Sommaire</text:p>
      <text:p text:style-name="P10"><text:tab/>⇒Titre à commenter/ développer </text:p>
      <text:p text:style-name="P10"/>
      <text:p text:style-name="P10">Introduction (1-2 diapos)</text:p>
      <text:p text:style-name="P10"><text:tab/>⇒ motivation pour choisir le jeu – règle principale à rappeler</text:p>
      <text:p text:style-name="P10"><text:tab/>⇒ ce qui a été fait (liste et pourcentage)</text:p>
      <text:p text:style-name="P10"><text:tab/>⇒ ce qui reste à faire (liste et pourcentage)</text:p>
      <text:p text:style-name="P10"><text:tab/>⇒ ce qui a été ajouté par rapport au jeu de base</text:p>
      <text:p text:style-name="P10"/>
      <text:p text:style-name="P10">Utilisation de l’IA (2 diapos)</text:p>
      <text:p text:style-name="P10"><text:tab/>⇒ Ses principes techniques</text:p>
      <text:p text:style-name="P10"><text:tab/>⇒ Son efficacité </text:p>
      <text:p text:style-name="P11">Organisation du travail (2 diapos)</text:p>
      <text:p text:style-name="P10"><text:tab/>⇒ Diagramme de Gantt simplifié</text:p>
      <text:p text:style-name="P10"><text:tab/>⇒ rétroplanning pour analyser les différences entre prévisions et réalité</text:p>
      <text:p text:style-name="P10"><text:tab/><text:tab/>⇒ Pas de banalités :</text:p>
      <text:p text:style-name="P10"><text:tab/><text:tab/>⇒ A cause de quelles tâches / problème plus de temps de temps que prévu</text:p>
      <text:p text:style-name="P10"/>
      <text:p text:style-name="P10">Difficultés et impacts sur le projet (1 diapo)</text:p>
      <text:p text:style-name="P10"><text:tab/>⇒ principales difficultés rencontré lors du projet</text:p>
      <text:p text:style-name="P10"><text:tab/>⇒ impact de ces difficultés</text:p>
      <text:p text:style-name="P10"/>
      <text:p text:style-name="P10">Bilan de compétence (1-2 diapos)</text:p>
      <text:p text:style-name="P10"><text:tab/>qui a appris quoi et sait maintenant faire quoi</text:p>
      <text:p text:style-name="P10"/>
      <text:p text:style-name="P10">Démonstration (10 min max)</text:p>
      <text:p text:style-name="P10"><text:tab/>⇒ Ce qui fonctionne – en particulier ce qui est complexe</text:p>
      <text:p text:style-name="P10"><text:tab/>⇒ Ce qui ne fonctionne pas</text:p>
      <text:p text:style-name="P10"/>
      <text:p text:style-name="P10">Conclusion (1-2 diapos)</text:p>
      <text:p text:style-name="P10"><text:tab/>⇒ Comment améliorer ce jeu et en combien <text:s/>de temps</text:p>
      <text:p text:style-name="P10"><text:tab/>⇒ Que changer si ce projet était à refaire</text:p>
      <text:p text:style-name="P10"/>
      <text:p text:style-name="P4">IV) Diaporama</text:p>
      <text:p text:style-name="P4"/>
      <text:p text:style-name="P12">Information aidant le public</text:p>
      <text:p text:style-name="P12"/>
      <text:p text:style-name="P12">Lisible</text:p>
      <text:p text:style-name="P12"><text:tab/>⇒ Taille 18 mini et 20-50 % espace vide</text:p>
      <text:p text:style-name="P12"/>
      <text:p text:style-name="P12">Clair</text:p>
      <text:p text:style-name="P12"><text:tab/>⇒ Rappel du plan ET titres ou sous titres</text:p>
      <text:p text:style-name="P12"><text:tab/>⇒ numéro diapo après sommaire</text:p>
      <text:p text:style-name="P12"><text:tab/>⇒ Présentation harmoniser</text:p>
      <text:p text:style-name="P12"/>
      <text:p text:style-name="P12">Texte succinct et précis</text:p>
      <text:p text:style-name="P12"><text:tab/>⇒ 20 à 40 mots par diapo – sans verbe conjuguer</text:p>
      <text:p text:style-name="P12"><text:tab/>⇒ Parfois plusieurs diapo<text:span text:style-name="T1">s</text:span> pour même idée</text:p>
      <text:p text:style-name="P12"><text:tab/>⇒ compréhensible seul</text:p>
      <text:p text:style-name="P12"><text:tab/>⇒ pensé pour vous aider à parler de manière fluide</text:p>
      <text:p text:style-name="P12"/>
      <text:p text:style-name="P12">Pas de problème d’expression</text:p>
      <text:p text:style-name="P12"><text:tab/>⇒ vérificateur y compris pour les titres</text:p>
      <text:p text:style-name="P12"/>
      <text:p text:style-name="P13">Diaporama = document visuel</text:p>
      <text:p text:style-name="P13"><text:tab/>⇒ Orienter mes regards</text:p>
      <text:p text:style-name="P13"><text:tab/>⇒ Varier les présentations</text:p>
      <text:p text:style-name="P13"><text:tab/>⇒ Travailler l’esthétique</text:p>
      <text:p text:style-name="P13"/>
      <text:p text:style-name="P5"/>
      <text:p text:style-name="P6">V. Démonstration réussie</text:p>
      <text:p text:style-name="P5"/>
      <text:p text:style-name="P14">Cibler les enseignants</text:p>
      <text:p text:style-name="P14"><text:tab/>⇒ démontrer que notre jeu produit est digne d’informaticien</text:p>
      <text:p text:style-name="P14"><text:tab/>⇒ Employer un vocabulaire technique adéquat</text:p>
      <text:p text:style-name="P14"><text:tab/>⇒ Ton d’une équipe de développeur montrant le résultat</text:p>
      <text:p text:style-name="P14"/>
      <text:p text:style-name="P14"><text:span text:style-name="T2">É</text:span>crire un scénario argumentatif pour la démonstration</text:p>
      <text:p text:style-name="P14"><text:tab/>⇒ Mettre en avant comment votre jeu utilise l’IA</text:p>
      <text:p text:style-name="P14"><text:tab/><text:tab/>⇒ créer une progression pour la démonstration</text:p>
      <text:p text:style-name="P14"><text:tab/><text:tab/>⇒ ne pas montrer toutes les fonctionnalités détaillées</text:p>
      <text:p text:style-name="P14"/>
      <text:p text:style-name="P14"><text:tab/>⇒ Mettre en valeur ce qui fonctionne dans l’IA</text:p>
      <text:p text:style-name="P14"><text:tab/><text:tab/>⇒ sans taire ce qui ne va pas</text:p>
      <text:p text:style-name="P14"/>
      <text:p text:style-name="P14"><text:tab/><text:span text:style-name="T3">⇒ Bannir la description des actions à l’écran</text:span></text:p>
      <text:p text:style-name="P14"><text:tab/><text:tab/><text:span text:style-name="T3">⇒ évident</text:span></text:p>
      <text:p text:style-name="P14"><text:tab/><text:tab/><text:span text:style-name="T3">⇒ inutile : enseignants != client</text:span></text:p>
      <text:p text:style-name="P14"/>
      <text:p text:style-name="P15">Apprendre et répéter sa démonstration</text:p>
      <text:p text:style-name="P15"><text:tab/>⇒ Démonstration fluide et naturelle convaincante</text:p>
      <text:p text:style-name="P15"><text:tab/><text:tab/>⇒ répète en groupe</text:p>
      <text:p text:style-name="P15"><text:tab/>⇒ apprendre les manipulations à effectuer</text:p>
      <text:p text:style-name="P15"><text:tab/>⇒ connaître son discours</text:p>
      <text:p text:style-name="P15"><text:tab/>⇒ avoir le dérouler de la démonstration</text:p>
      <text:p text:style-name="P15"/>
      <text:p text:style-name="P15"/>
      <text:p text:style-name="P7">VI. Préparation de la soutenance</text:p>
      <text:p text:style-name="P16"/>
      <text:p text:style-name="P16">Ensemble</text:p>
      <text:p text:style-name="P16"><text:tab/>⇒ Chronomètre </text:p>
      <text:p text:style-name="P16"><text:tab/>⇒ diaporama</text:p>
      <text:p text:style-name="P16"><text:tab/>⇒ Démonstration</text:p>
      <text:p text:style-name="P16"/>
      <text:p text:style-name="P16">⇒ Si possible dans la salle de la soutenance</text:p>
      <text:p text:style-name="P16"/>
      <text:p text:style-name="P16">⇒ Suffisamment à l’avance</text:p>
      <text:p text:style-name="P16"/>
      <text:p text:style-name="P16"/>
      <text:p text:style-name="P8"/>
      <text:p text:style-name="P9">VII. Conseil pour l’oral</text:p>
      <text:p text:style-name="P17"/>
      <text:p text:style-name="P17">Impérativement 20 à 25 minutes</text:p>
      <text:p text:style-name="P17"><text:tab/>⇒ Prévoir tous les scénarios</text:p>
      <text:p text:style-name="P17"/>
      <text:p text:style-name="P18">Oral travaillé</text:p>
      <text:p text:style-name="P18"><text:tab/>⇒ débit et ton vivants</text:p>
      <text:p text:style-name="P18"><text:tab/>⇒ notes sans phrase</text:p>
      <text:p text:style-name="P18"><text:tab/>⇒ regards vers l’ensemble du public</text:p>
      <text:p text:style-name="P18"><text:tab/>⇒ Pas de geste ou de mouvement parasite</text:p>
      <text:p text:style-name="P18"/>
      <text:p text:style-name="P18">Ni vulgarité, ni insolence</text:p>
      <text:p text:style-name="P18"/>
      <text:p text:style-name="P18">Sourire et remerciement</text:p>
      <text:p text:style-name="P18"/>
      <text:p text:style-name="P18">Tenu approprié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08:03:12.155919081</meta:creation-date>
    <dc:date>2023-05-15T08:49:50.865128973</dc:date>
    <meta:editing-duration>PT46M35S</meta:editing-duration>
    <meta:editing-cycles>11</meta:editing-cycles>
    <meta:generator>LibreOffice/7.5.2.2$Linux_X86_64 LibreOffice_project/50$Build-2</meta:generator>
    <meta:document-statistic meta:table-count="0" meta:image-count="0" meta:object-count="0" meta:page-count="4" meta:paragraph-count="108" meta:word-count="584" meta:character-count="3415" meta:non-whitespace-character-count="2856"/>
  </office:meta>
</office:document-meta>
</file>